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3.339cm"/>
    </style:style>
    <style:style style:name="co5" style:family="table-column">
      <style:table-column-properties fo:break-before="auto" style:column-width="0.8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URL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</text:p>
          </table:table-cell>
          <table:table-cell office:value-type="string">
            <text:p>UNO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32985374826.html?spm=a2g0o.productlist.0.0.554e1432Ku2Eie&amp;s=p&amp;algo_pvid=7c04551e-4fb4-40d5-b53c-d9edbc5d3cd0&amp;algo_expid=7c04551e-4fb4-40d5-b53c-d9edbc5d3cd0-0&amp;btsid=90c43e11-138c-4376-be56-5a9cd6f4fff1&amp;ws_ab_test=searchweb0_0,searchweb201602_,searchweb201603_52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4-10SURD/S530-A3</text:p>
          </table:table-cell>
          <table:table-cell office:value-type="string">
            <text:p>LED3V,LED3R,LED3AZ,LED3AM,LED_ON</text:p>
          </table:table-cell>
          <table:table-cell office:value-type="string">
            <text:p>LED-3MM/2.54</text:p>
          </table:table-cell>
          <table:table-cell office:value-type="float" office:value="5">
            <text:p>5</text:p>
          </table:table-cell>
          <table:table-cell office:value-type="string">
            <text:p>https://es.aliexpress.com/item/32847084816.html?spm=a2g0o.productlist.0.0.51c7110cIbq8db&amp;s=p&amp;algo_pvid=ea693d94-9d78-43a5-a385-8575b530984a&amp;algo_expid=ea693d94-9d78-43a5-a385-8575b530984a-4&amp;btsid=d6e6740b-a53d-400d-9f42-78cbc43af1f6&amp;ws_ab_test=searchweb0_0,searchweb201602_,searchweb201603_52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WITCH-MOMENTARY-LED</text:p>
          </table:table-cell>
          <table:table-cell office:value-type="string">
            <text:p>SW-V,SW-R,SW-AZ,SW-AM</text:p>
          </table:table-cell>
          <table:table-cell office:value-type="string">
            <text:p>TACTILE-PTH-LED-12MM</text:p>
          </table:table-cell>
          <table:table-cell office:value-type="float" office:value="4">
            <text:p>4</text:p>
          </table:table-cell>
          <table:table-cell office:value-type="string">
            <text:p>https://es.aliexpress.com/item/32825221825.html?spm=a2g0s.9042311.0.0.76be63c0ipVcch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der-Male-2.54_1x2</text:p>
          </table:table-cell>
          <table:table-cell office:value-type="string">
            <text:p>BAT_9V</text:p>
          </table:table-cell>
          <table:table-cell office:value-type="string">
            <text:p>HDR-2X1/2.54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32724478308.html?spm=a2g0o.productlist.0.0.67d042deEZ96IX&amp;algo_pvid=72f145cc-ae28-4d0b-9183-482812a28ded&amp;algo_expid=72f145cc-ae28-4d0b-9183-482812a28ded-8&amp;btsid=681a12d3-fe21-42c4-a8f1-bd5a6afd5695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ZZER</text:p>
          </table:table-cell>
          <table:table-cell office:value-type="string">
            <text:p>SG1</text:p>
          </table:table-cell>
          <table:table-cell office:value-type="string">
            <text:p>BUZZER-12MM-NS-KIT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32762426798.html?spm=a2g0s.9042311.0.0.5e4863c0sMzHNQ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220</text:p>
          </table:table-cell>
          <table:table-cell office:value-type="string">
            <text:p>RESISTENCIA</text:p>
          </table:table-cell>
          <table:table-cell office:value-type="string">
            <text:p>AXIAL-0.3</text:p>
          </table:table-cell>
          <table:table-cell office:value-type="float" office:value="4">
            <text:p>4</text:p>
          </table:table-cell>
          <table:table-cell office:value-type="string">
            <text:p>https://es.aliexpress.com/item/32847096736.html?spm=a2g0o.productlist.0.0.18093487kCNNb0&amp;s=p&amp;algo_pvid=55b47e85-b2a0-45f8-90df-8e01621e0207&amp;algo_expid=55b47e85-b2a0-45f8-90df-8e01621e0207-0&amp;btsid=35b12199-632e-4399-bea8-63bd4ca7abfb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680</text:p>
          </table:table-cell>
          <table:table-cell office:value-type="string">
            <text:p>RESISTENCIA</text:p>
          </table:table-cell>
          <table:table-cell office:value-type="string">
            <text:p>AXIAL-0.3</text:p>
          </table:table-cell>
          <table:table-cell office:value-type="float" office:value="11">
            <text:p>11</text:p>
          </table:table-cell>
          <table:table-cell office:value-type="string">
            <text:p>https://es.aliexpress.com/item/32847096736.html?spm=a2g0o.productlist.0.0.18093487kCNNb0&amp;s=p&amp;algo_pvid=55b47e85-b2a0-45f8-90df-8e01621e0207&amp;algo_expid=55b47e85-b2a0-45f8-90df-8e01621e0207-0&amp;btsid=35b12199-632e-4399-bea8-63bd4ca7abfb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C-05</text:p>
          </table:table-cell>
          <table:table-cell office:value-type="string">
            <text:p>U4</text:p>
          </table:table-cell>
          <table:table-cell office:value-type="string">
            <text:p>HC-05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4000144439510.html?spm=a2g0o.productlist.0.0.4b6d2926CxDfzI&amp;s=p&amp;algo_pvid=7f1d0930-7d02-400f-99ab-e2e870c62b70&amp;algo_expid=7f1d0930-7d02-400f-99ab-e2e870c62b70-1&amp;btsid=1be10a77-153a-4de5-92a6-60a1ce9d5fe9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WITCH-6x6x5_TH</text:p>
          </table:table-cell>
          <table:table-cell office:value-type="string">
            <text:p>SW+,SW-,SW-OK</text:p>
          </table:table-cell>
          <table:table-cell office:value-type="string">
            <text:p>SWITCH-6X6X5_TH</text:p>
          </table:table-cell>
          <table:table-cell office:value-type="float" office:value="3">
            <text:p>3</text:p>
          </table:table-cell>
          <table:table-cell office:value-type="string">
            <text:p>https://es.aliexpress.com/item/32856220123.html?spm=a2g0o.productlist.0.0.4a4c116eADjdhd&amp;algo_pvid=20a88735-190a-4f97-acc3-98532add1f6d&amp;algo_expid=20a88735-190a-4f97-acc3-98532add1f6d-0&amp;btsid=51280152-ea14-4d68-bfc5-b14169182ff5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CD</text:p>
          </table:table-cell>
          <table:table-cell office:value-type="string">
            <text:p>OLED</text:p>
          </table:table-cell>
          <table:table-cell office:value-type="string">
            <text:p>0.96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32638662748.html?spm=a2g0o.productlist.0.0.52015c96hVftrw&amp;algo_pvid=92681fc3-536a-41d1-b9f9-58a01bc37a4b&amp;algo_expid=92681fc3-536a-41d1-b9f9-58a01bc37a4b-3&amp;btsid=5aabb3ad-bcc2-4df8-83d9-840491a46f84&amp;ws_ab_test=searchweb0_0,searchweb201602_,searchweb201603_5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ader-Female-2.54_1x3</text:p>
          </table:table-cell>
          <table:table-cell office:value-type="string">
            <text:p>D12,A3</text:p>
          </table:table-cell>
          <table:table-cell office:value-type="string">
            <text:p>HDR-3X1/2.54</text:p>
          </table:table-cell>
          <table:table-cell office:value-type="float" office:value="2">
            <text:p>2</text:p>
          </table:table-cell>
          <table:table-cell office:value-type="string">
            <text:p>https://es.aliexpress.com/item/32724478308.html?spm=a2g0o.productlist.0.0.67d042deEZ96IX&amp;algo_pvid=72f145cc-ae28-4d0b-9183-482812a28ded&amp;algo_expid=72f145cc-ae28-4d0b-9183-482812a28ded-8&amp;btsid=681a12d3-fe21-42c4-a8f1-bd5a6afd5695&amp;ws_ab_test=searchweb0_0,searchweb201602_,searchweb201603_52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eader-Male-2.54_1x4</text:p>
          </table:table-cell>
          <table:table-cell office:value-type="string">
            <text:p>I2C Connector</text:p>
          </table:table-cell>
          <table:table-cell office:value-type="string">
            <text:p>DIP-1X4P-2.54MM-M</text:p>
          </table:table-cell>
          <table:table-cell office:value-type="float" office:value="1">
            <text:p>1</text:p>
          </table:table-cell>
          <table:table-cell office:value-type="string">
            <text:p>https://es.aliexpress.com/item/32724478308.html?spm=a2g0o.productlist.0.0.67d042deEZ96IX&amp;algo_pvid=72f145cc-ae28-4d0b-9183-482812a28ded&amp;algo_expid=72f145cc-ae28-4d0b-9183-482812a28ded-8&amp;btsid=681a12d3-fe21-42c4-a8f1-bd5a6afd5695&amp;ws_ab_test=searchweb0_0,searchweb201602_,searchweb201603_52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7/12/2019</text:date>, <text:time>20:3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" style:display-name="PageStyle_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0:32:19.40</dc:date>
    <dc:creator>Carlos Hernández</dc:creator>
    <meta:document-statistic meta:table-count="1" meta:cell-count="78" meta:object-count="0"/>
    <meta:generator>OpenOffice/4.1.6$Win32 OpenOffice.org_project/416m1$Build-9790</meta:generator>
  </office:meta>
</office:document-meta>
</file>